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List_20_Paragraph">
      <style:paragraph-properties fo:margin-left="0in" fo:margin-top="0in" fo:margin-bottom="0in" style:contextual-spacing="true" fo:text-align="center" style:justify-single-word="false" fo:text-indent="0.3937in" style:auto-text-indent="false" fo:break-before="page"/>
    </style:style>
    <style:style style:name="P3" style:family="paragraph" style:parent-style-name="List_20_Paragraph">
      <style:paragraph-properties fo:margin-left="0.5in" fo:text-align="center" style:justify-single-word="false" fo:text-indent="0.3937in" style:auto-text-indent="false" fo:break-before="page"/>
    </style:style>
    <style:style style:name="P4" style:family="paragraph" style:parent-style-name="List_20_Paragraph">
      <style:paragraph-properties fo:margin-left="0.5in" fo:text-align="justify" style:justify-single-word="false" fo:text-indent="0.3937in" style:auto-text-indent="false"/>
      <style:text-properties style:font-name-complex="Times New Roman1" style:font-size-complex="14pt"/>
    </style:style>
    <style:style style:name="P5" style:family="paragraph" style:parent-style-name="List_20_Paragraph">
      <style:paragraph-properties fo:margin-left="0in" fo:text-align="justify" style:justify-single-word="false" fo:text-indent="0.4917in" style:auto-text-indent="false"/>
    </style:style>
    <style:style style:name="P6" style:family="paragraph" style:parent-style-name="List_20_Paragraph">
      <style:paragraph-properties fo:margin-left="0in" fo:text-align="justify" style:justify-single-word="false" fo:text-indent="0.3937in" style:auto-text-indent="false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 fo:text-indent="0.3937in" style:auto-text-indent="false"/>
    </style:style>
    <style:style style:name="P8" style:family="paragraph" style:parent-style-name="Standard">
      <style:paragraph-properties fo:text-align="center" style:justify-single-word="false" fo:text-indent="0.3937in" style:auto-text-indent="false"/>
    </style:style>
    <style:style style:name="P9" style:family="paragraph" style:parent-style-name="Standard">
      <style:paragraph-properties fo:text-align="center" style:justify-single-word="false" fo:text-indent="0.3937in" style:auto-text-indent="false">
        <style:tab-stops>
          <style:tab-stop style:position="4.7252in"/>
        </style:tab-stops>
      </style:paragraph-properties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margin-top="0in" fo:margin-bottom="0in" style:contextual-spacing="false" fo:text-align="center" style:justify-single-word="false" fo:text-indent="0.3937in" style:auto-text-indent="false"/>
      <style:text-properties fo:font-size="12pt" fo:font-weight="bold" style:font-name-asian="Calibri1" style:font-size-asian="12pt" style:language-asian="ru" style:country-asian="RU" style:font-weight-asian="bold" style:font-name-complex="Times New Roman1" style:font-size-complex="12pt"/>
    </style:style>
    <style:style style:name="P12" style:family="paragraph" style:parent-style-name="Standard">
      <style:paragraph-properties fo:margin-top="0in" fo:margin-bottom="0in" style:contextual-spacing="false" fo:line-height="150%" fo:text-align="center" style:justify-single-word="false" fo:text-indent="0.3937in" style:auto-text-indent="false"/>
      <style:text-properties fo:font-size="12pt" style:font-name-asian="Calibri1" style:font-size-asian="12pt" style:language-asian="ru" style:country-asian="RU" style:font-name-complex="Times New Roman1" style:font-size-complex="12pt"/>
    </style:style>
    <style:style style:name="P13" style:family="paragraph" style:parent-style-name="Standard">
      <style:paragraph-properties fo:margin-top="0in" fo:margin-bottom="0in" style:contextual-spacing="false" fo:line-height="150%" fo:text-align="center" style:justify-single-word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14" style:family="paragraph" style:parent-style-name="Standard">
      <style:paragraph-properties fo:margin-top="0in" fo:margin-bottom="0in" style:contextual-spacing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15" style:family="paragraph" style:parent-style-name="Standard">
      <style:paragraph-properties fo:margin-top="0in" fo:margin-bottom="0in" style:contextual-spacing="false" fo:text-align="center" style:justify-single-word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16" style:family="paragraph" style:parent-style-name="Standard">
      <style:paragraph-properties fo:margin-top="0in" fo:margin-bottom="0in" style:contextual-spacing="false" fo:text-align="end" style:justify-single-word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17" style:family="paragraph" style:parent-style-name="Standard">
      <style:paragraph-properties fo:margin-top="0in" fo:margin-bottom="0in" style:contextual-spacing="false" fo:line-height="115%" fo:text-align="center" style:justify-single-word="false" fo:text-indent="0.3937in" style:auto-text-indent="false"/>
    </style:style>
    <style:style style:name="P18" style:family="paragraph" style:parent-style-name="Standard" style:list-style-name="">
      <style:paragraph-properties fo:margin-top="0in" fo:margin-bottom="0in" style:contextual-spacing="false" fo:line-height="115%" fo:text-align="center" style:justify-single-word="false" fo:text-indent="0.3937in" style:auto-text-indent="false"/>
    </style:style>
    <style:style style:name="P19" style:family="paragraph" style:parent-style-name="Standard">
      <style:paragraph-properties fo:margin-top="0in" fo:margin-bottom="0in" style:contextual-spacing="false" fo:text-align="center" style:justify-single-word="false" fo:text-indent="0.3937in" style:auto-text-indent="false"/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P20" style:family="paragraph" style:parent-style-name="Standard">
      <style:paragraph-properties fo:margin-top="0in" fo:margin-bottom="0in" style:contextual-spacing="false" fo:text-indent="0.3937in" style:auto-text-indent="false"/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P21" style:family="paragraph" style:parent-style-name="Standard">
      <style:text-properties fo:font-weight="bold" style:font-weight-asian="bold" style:font-name-complex="Times New Roman1" style:font-size-complex="14pt"/>
    </style:style>
    <style:style style:name="P22" style:family="paragraph" style:parent-style-name="Standard">
      <style:paragraph-properties fo:margin-top="0in" fo:margin-bottom="0in" style:contextual-spacing="false" fo:line-height="150%" fo:text-align="end" style:justify-single-word="false" fo:text-indent="0.3937in" style:auto-text-indent="false"/>
    </style:style>
    <style:style style:name="P23" style:family="paragraph" style:parent-style-name="Standard">
      <style:paragraph-properties fo:margin-top="0in" fo:margin-bottom="0in" style:contextual-spacing="false" fo:text-align="end" style:justify-single-word="false" fo:text-indent="0.3937in" style:auto-text-indent="false"/>
    </style:style>
    <style:style style:name="P24" style:family="paragraph" style:parent-style-name="Standard">
      <style:paragraph-properties fo:margin-top="0in" fo:margin-bottom="0in" style:contextual-spacing="false" fo:text-align="end" style:justify-single-word="false" fo:text-indent="0.3937in" style:auto-text-indent="false"/>
      <style:text-properties style:text-position="super 58%" fo:font-style="italic" style:font-name-asian="Calibri1" style:language-asian="ru" style:country-asian="RU" style:font-style-asian="italic" style:font-name-complex="Times New Roman1" style:font-size-complex="14pt"/>
    </style:style>
    <style:style style:name="P25" style:family="paragraph" style:parent-style-name="Standard">
      <style:text-properties style:font-name-complex="Times New Roman1"/>
    </style:style>
    <style:style style:name="P26" style:family="paragraph" style:parent-style-name="Standard">
      <style:paragraph-properties fo:text-align="center" style:justify-single-word="false" fo:text-indent="0.3937in" style:auto-text-indent="false"/>
      <style:text-properties style:font-name-complex="Times New Roman1"/>
    </style:style>
    <style:style style:name="P27" style:family="paragraph" style:parent-style-name="Standard">
      <style:paragraph-properties fo:text-indent="0.3937in" style:auto-text-indent="false"/>
      <style:text-properties style:font-name-complex="Times New Roman1"/>
    </style:style>
    <style:style style:name="P28" style:family="paragraph" style:parent-style-name="Standard">
      <style:paragraph-properties fo:margin-top="0in" fo:margin-bottom="0in" style:contextual-spacing="false"/>
      <style:text-properties style:font-name-complex="Times New Roman1" style:font-size-complex="14pt"/>
    </style:style>
    <style:style style:name="P29" style:family="paragraph" style:parent-style-name="Standard">
      <style:paragraph-properties fo:margin-left="0.5in" fo:margin-top="0in" fo:margin-bottom="0in" style:contextual-spacing="false"/>
      <style:text-properties style:font-name-complex="Times New Roman1" style:font-size-complex="14pt"/>
    </style:style>
    <style:style style:name="P30" style:family="paragraph" style:parent-style-name="Standard">
      <style:paragraph-properties fo:text-indent="0.3937in" style:auto-text-indent="false"/>
    </style:style>
    <style:style style:name="P31" style:family="paragraph" style:parent-style-name="Standard">
      <style:paragraph-properties fo:margin-top="0in" fo:margin-bottom="0in" style:contextual-spacing="false" fo:text-indent="0.3937in" style:auto-text-indent="false"/>
    </style:style>
    <style:style style:name="P32" style:family="paragraph" style:parent-style-name="Standard">
      <style:paragraph-properties fo:text-align="justify" style:justify-single-word="false" fo:text-indent="0.4917in" style:auto-text-indent="false"/>
    </style:style>
    <style:style style:name="P33" style:family="paragraph" style:parent-style-name="Standard">
      <style:paragraph-properties fo:line-height="150%" fo:text-align="justify" style:justify-single-word="false"/>
      <style:text-properties fo:color="#ff0000" loext:opacity="100%" style:font-name-complex="Times New Roman1"/>
    </style:style>
    <style:style style:name="P34" style:family="paragraph" style:parent-style-name="Standard">
      <style:paragraph-properties fo:line-height="150%" fo:text-align="justify" style:justify-single-word="false" fo:text-indent="0.3937in" style:auto-text-indent="false"/>
      <style:text-properties fo:color="#ff0000" loext:opacity="100%" style:font-name-complex="Times New Roman1"/>
    </style:style>
    <style:style style:name="P35" style:family="paragraph" style:parent-style-name="Standard">
      <style:paragraph-properties fo:margin-top="0in" fo:margin-bottom="0in" style:contextual-spacing="false"/>
    </style:style>
    <style:style style:name="P36" style:family="paragraph" style:parent-style-name="Standard">
      <style:paragraph-properties fo:margin-top="0in" fo:margin-bottom="0in" style:contextual-spacing="false" fo:text-indent="0.4917in" style:auto-text-indent="false"/>
    </style:style>
    <style:style style:name="P37" style:family="paragraph" style:parent-style-name="Standard">
      <style:paragraph-properties fo:text-indent="0.4917in" style:auto-text-indent="false"/>
    </style:style>
    <style:style style:name="P38" style:family="paragraph" style:parent-style-name="Standard">
      <style:paragraph-properties fo:margin-left="0.5in" fo:margin-top="0in" fo:margin-bottom="0in" style:contextual-spacing="false"/>
    </style:style>
    <style:style style:name="P39" style:family="paragraph" style:parent-style-name="Standard">
      <style:paragraph-properties fo:margin-left="0.5in" fo:margin-top="0in" fo:margin-bottom="0in" style:contextual-spacing="false"/>
      <style:text-properties fo:language="en" fo:country="US" style:font-name-complex="Times New Roman1" style:font-size-complex="14pt"/>
    </style:style>
    <style:style style:name="T1" style:family="text">
      <style:text-properties fo:font-size="12pt" fo:font-weight="bold" style:font-name-asian="Calibri1" style:font-size-asian="12pt" style:language-asian="ru" style:country-asian="RU" style:font-weight-asian="bold" style:font-name-complex="Times New Roman1" style:font-size-complex="12pt"/>
    </style:style>
    <style:style style:name="T2" style:family="text">
      <style:text-properties fo:font-size="12pt" style:font-name-asian="Calibri1" style:font-size-asian="12pt" style:language-asian="ru" style:country-asian="RU" style:font-name-complex="Times New Roman1" style:font-size-complex="12pt"/>
    </style:style>
    <style:style style:name="T3" style:family="text">
      <style:text-properties style:font-name-asian="Calibri1" style:language-asian="ru" style:country-asian="RU" style:font-name-complex="Times New Roman1" style:font-size-complex="14pt"/>
    </style:style>
    <style:style style:name="T4" style:family="text"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T5" style:family="text">
      <style:text-properties fo:font-weight="bold" style:font-weight-asian="bold" style:font-name-complex="Times New Roman1"/>
    </style:style>
    <style:style style:name="T6" style:family="text">
      <style:text-properties fo:font-weight="bold" style:font-weight-asian="bold" style:font-name-complex="Times New Roman1" style:font-size-complex="14pt"/>
    </style:style>
    <style:style style:name="T7" style:family="text">
      <style:text-properties fo:font-weight="bold" style:font-weight-asian="bold" style:font-name-complex="Times New Roman1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position="super 58%" fo:font-style="italic" style:font-name-asian="Calibri1" style:language-asian="ru" style:country-asian="RU" style:font-style-asian="italic" style:font-name-complex="Times New Roman1" style:font-size-complex="14pt"/>
    </style:style>
    <style:style style:name="T10" style:family="text">
      <style:text-properties fo:font-style="italic" style:font-name-asian="Calibri1" style:language-asian="ru" style:country-asian="RU" style:font-style-asian="italic" style:font-name-complex="Times New Roman1" style:font-size-complex="14pt"/>
    </style:style>
    <style:style style:name="T11" style:family="text">
      <style:text-properties style:font-name-complex="Times New Roman1"/>
    </style:style>
    <style:style style:name="T12" style:family="text">
      <style:text-properties style:font-name-complex="Times New Roman1" style:font-size-complex="14pt"/>
    </style:style>
    <style:style style:name="T13" style:family="text">
      <style:text-properties fo:color="#ff0000" loext:opacity="100%" style:font-name-complex="Times New Roman1"/>
    </style:style>
    <style:style style:name="T14" style:family="text">
      <style:text-properties fo:language="en" fo:country="US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1">ЫЫ<text:span text:style-name="T1">МИНОБРНАУКИ РОССИИ</text:span><text:span text:style-name="T1"/></text:p>
      <text:p text:style-name="P11" loext:marker-style-name="T1"/>
      <text:p text:style-name="P7" loext:marker-style-name="T1"><text:span text:style-name="T1">ФЕДЕРАЛЬНОЕ ГОСУДАРСТВЕННОЕ БЮДЖЕТНОЕ ОБРАЗОВАТЕЛЬНОЕ </text:span><text:span text:style-name="T1"/></text:p>
      <text:p text:style-name="P7" loext:marker-style-name="T1"><text:span text:style-name="T1">УЧРЕЖДЕНИЕ ВЫСШЕГО ОБРАЗОВАНИЯ</text:span><text:span text:style-name="T1"/></text:p>
      <text:p text:style-name="P7" loext:marker-style-name="T1"><text:span text:style-name="T1">«НИЖЕГОРОДСКИЙ ГОСУДАРСТВЕННЫЙ ТЕХНИЧЕСКИЙ</text:span><text:span text:style-name="T1"/></text:p>
      <text:p text:style-name="P7" loext:marker-style-name="T1"><text:span text:style-name="T1"><text:s/>УНИВЕРСИТЕТ ИМ. Р.Е. АЛЕКСЕЕВА»</text:span><text:span text:style-name="T1"/></text:p>
      <text:p text:style-name="P7" loext:marker-style-name="T1"><text:span text:style-name="T1">(НГТУ)</text:span><text:span text:style-name="T1"/></text:p>
      <text:p text:style-name="P12" loext:marker-style-name="T2"/>
      <text:p text:style-name="P13" loext:marker-style-name="T3"/>
      <text:p text:style-name="P13" loext:marker-style-name="T3"/>
      <text:p text:style-name="P13" loext:marker-style-name="T3"/>
      <text:p text:style-name="P13" loext:marker-style-name="T3"/>
      <text:p text:style-name="P13" loext:marker-style-name="T3"/>
      <text:p text:style-name="P13" loext:marker-style-name="T3"/>
      <text:p text:style-name="P17" loext:marker-style-name="T3"><text:span text:style-name="T3">Институт радиоэлектроники и информационных технологий</text:span><text:span text:style-name="T3"/></text:p>
      <text:h text:style-name="P18" text:outline-level="1" loext:marker-style-name="T3"><text:span text:style-name="T3">Кафедра «Информационные радиосистемы»</text:span><text:span text:style-name="T3"/></text:h>
      <text:p text:style-name="P19" loext:marker-style-name="T4"/>
      <text:p text:style-name="P7" loext:marker-style-name="T4"><text:span text:style-name="T4">Контрольная работа по дисциплине </text:span><text:span text:style-name="T4"/></text:p>
      <text:p text:style-name="P7" loext:marker-style-name="T4"><text:span text:style-name="T4">«Системное программирование»</text:span><text:span text:style-name="T4"/></text:p>
      <text:p text:style-name="P14" loext:marker-style-name="T3"/>
      <text:p text:style-name="P15" loext:marker-style-name="T3"/>
      <text:p text:style-name="P15" loext:marker-style-name="T3"/>
      <text:p text:style-name="P15" loext:marker-style-name="T3"/>
      <text:p text:style-name="P15" loext:marker-style-name="T3"/>
      <text:p text:style-name="P15" loext:marker-style-name="T3"/>
      <text:p text:style-name="P15" loext:marker-style-name="T3"/>
      <text:p text:style-name="P22" loext:marker-style-name="T3"><text:span text:style-name="T3">Выполнил:</text:span><text:span text:style-name="T3"/></text:p>
      <text:p text:style-name="P23" loext:marker-style-name="T3"><text:span text:style-name="T3">Студент гр. 23-РЗ<text:tab/>Корнилов Е. Д.</text:span><text:span text:style-name="T3"/></text:p>
      <text:p text:style-name="P24" loext:marker-style-name="T9"/>
      <text:p text:style-name="P23" loext:marker-style-name="T3"><text:span text:style-name="T3">Проверил:</text:span><text:span text:style-name="T3"/></text:p>
      <text:p text:style-name="P16" loext:marker-style-name="T3"/>
      <text:p text:style-name="P23" loext:marker-style-name="T3"><text:span text:style-name="T3">к.т.н., доцент кафедры ИРС Сидоров С.Б.</text:span><text:span text:style-name="T3"/></text:p>
      <text:p text:style-name="P23" loext:marker-style-name="T10"><text:span text:style-name="T9"><text:s text:c="64"/></text:span><text:span text:style-name="T10"><text:tab/></text:span></text:p>
      <text:p text:style-name="P20" loext:marker-style-name="T4"/>
      <text:p text:style-name="P20" loext:marker-style-name="T4"/>
      <text:p text:style-name="P20" loext:marker-style-name="T4"/>
      <text:p text:style-name="P20" loext:marker-style-name="T4"/>
      <text:p text:style-name="P20" loext:marker-style-name="T4"/>
      <text:p text:style-name="P20" loext:marker-style-name="T4"/>
      <text:p text:style-name="P20" loext:marker-style-name="T4"/>
      <text:p text:style-name="P20" loext:marker-style-name="T4"/>
      <text:p text:style-name="P20" loext:marker-style-name="T4"/>
      <text:p text:style-name="P20" loext:marker-style-name="T4"/>
      <text:p text:style-name="P7" loext:marker-style-name="T3"><text:span text:style-name="T3">Нижний Новгород</text:span><text:span text:style-name="T3"/></text:p>
      <text:p text:style-name="P7" loext:marker-style-name="T3"><text:soft-page-break/><text:span text:style-name="T3">2024</text:span><text:span text:style-name="T3"/></text:p>
      <text:p text:style-name="P9" loext:marker-style-name="T11"><text:span text:style-name="T11">Содержание</text:span><text:span text:style-name="T11"/></text:p>
      <text:p text:style-name="P26" loext:marker-style-name="T11"/>
      <text:p text:style-name="P30" loext:marker-style-name="T11"><text:span text:style-name="T11">1. Постановка задачи_________________________________________________3</text:span><text:span text:style-name="T11"/></text:p>
      <text:p text:style-name="P30" loext:marker-style-name="T11"><text:span text:style-name="T11">2. Архитектура программной системы __________________________________4</text:span><text:span text:style-name="T11"/></text:p>
      <text:p text:style-name="P30" loext:marker-style-name="T11"><text:span text:style-name="T11">3. Алгоритм обработки _______________________________________________5</text:span><text:span text:style-name="T11"/></text:p>
      <text:p text:style-name="P30" loext:marker-style-name="T11"><text:span text:style-name="T11">4. Приложение ______________________________________________________7</text:span><text:span text:style-name="T11"/></text:p>
      <text:p text:style-name="P27" loext:marker-style-name="T11"/>
      <text:p text:style-name="P27" loext:marker-style-name="T11"/>
      <text:p text:style-name="P27" loext:marker-style-name="T11"/>
      <text:p text:style-name="P27" loext:marker-style-name="T11"/>
      <text:p text:style-name="P27" loext:marker-style-name="T11"/>
      <text:p text:style-name="P27" loext:marker-style-name="T11"/>
      <text:p text:style-name="P27" loext:marker-style-name="T11"/>
      <text:p text:style-name="P27" loext:marker-style-name="T11"/>
      <text:p text:style-name="P27" loext:marker-style-name="T11"/>
      <text:p text:style-name="P27" loext:marker-style-name="T11"/>
      <text:p text:style-name="P27" loext:marker-style-name="T11"/>
      <text:p text:style-name="P27" loext:marker-style-name="T11"/>
      <text:p text:style-name="P27" loext:marker-style-name="T11"/>
      <text:p text:style-name="P27" loext:marker-style-name="T11"/>
      <text:p text:style-name="P27" loext:marker-style-name="T11"/>
      <text:p text:style-name="P27" loext:marker-style-name="T11"/>
      <text:p text:style-name="P25" loext:marker-style-name="T11"/>
      <text:p text:style-name="P27" loext:marker-style-name="T11"/>
      <text:p text:style-name="P27" loext:marker-style-name="T11"/>
      <text:p text:style-name="P27" loext:marker-style-name="T11"/>
      <text:p text:style-name="P27" loext:marker-style-name="T11"/>
      <text:p text:style-name="P27" loext:marker-style-name="T11"/>
      <text:p text:style-name="P25" loext:marker-style-name="T11"/>
      <text:p text:style-name="P25" loext:marker-style-name="T11"/>
      <text:p text:style-name="P27" loext:marker-style-name="T11"/>
      <text:p text:style-name="P27" loext:marker-style-name="T11"><text:soft-page-break/></text:p>
      <text:p text:style-name="P8" loext:marker-style-name="T5"><text:span text:style-name="T5">1. Постановка задачи</text:span><text:span text:style-name="T5"/></text:p>
      <text:p text:style-name="P32" loext:marker-style-name="T12"><text:span text:style-name="T12">Применяя парадигму абстрактных типов данных и инкрементную модель разработки, создать программную систему для решения поставленной<text:line-break/>задачи. Все исходные данные должны вводиться со стандартного<text:line-break/>устройства ввода (с клавиатуры), то есть запрашиваться у пользователя.<text:line-break/>Результаты обработки должны быть выданы на стандартное устройство<text:line-break/>вывода (дисплей). Кроме окончательного варианта программной системы<text:line-break/>должны быть предоставлены и её промежуточные версии.<text:line-break/><text:line-break/>Вариант 41</text:span><text:span text:style-name="T12"/></text:p>
      <text:p text:style-name="P32" loext:marker-style-name="T12"><text:span text:style-name="T12">В заданной последовательности целых чисел {a1 ,a2 ,…an } подсчитать количество отрицательных, положительных и нулевых элементов.</text:span><text:span text:style-name="T12"/></text:p>
      <text:p text:style-name="P33" loext:marker-style-name="T13"/>
      <text:p text:style-name="P34" loext:marker-style-name="T13"/>
      <text:p text:style-name="P34" loext:marker-style-name="T13"/>
      <text:p text:style-name="P34" loext:marker-style-name="T13"><text:bookmark text:name="_GoBack"/></text:p>
      <text:p text:style-name="P34" loext:marker-style-name="T13"/>
      <text:p text:style-name="P34" loext:marker-style-name="T13"/>
      <text:p text:style-name="P34" loext:marker-style-name="T13"/>
      <text:p text:style-name="P33" loext:marker-style-name="T13"/>
      <text:p text:style-name="P33" loext:marker-style-name="T13"/>
      <text:p text:style-name="P33" loext:marker-style-name="T13"/>
      <text:p text:style-name="P33" loext:marker-style-name="T13"/>
      <text:p text:style-name="P33" loext:marker-style-name="T13"/>
      <text:p text:style-name="P33" loext:marker-style-name="T13"/>
      <text:p text:style-name="P2" loext:marker-style-name="T6"><text:span text:style-name="T6">2. Архитектура программной системы</text:span><text:span text:style-name="T6"/></text:p>
      <text:p text:style-name="P21" loext:marker-style-name="T6"/>
      <text:p text:style-name="P31" loext:marker-style-name="T12"><text:span text:style-name="T12">Архитектура программной системы для решения задачи поиска </text:span>количество отрицательных, положительных и нулевых элементов<text:span text:style-name="T12"> следующая:</text:span></text:p>
      <text:p text:style-name="P28" loext:marker-style-name="T12"/>
      <text:p text:style-name="P35" loext:marker-style-name="T12"><text:span text:style-name="T12">1. Структура Sequence:</text:span><text:span text:style-name="T12"/></text:p>
      <text:p text:style-name="P35" loext:marker-style-name="T12"><text:span text:style-name="T12">Содержит определение структуры Sequence, которая представляет длину и последовательность чисел.</text:span><text:span text:style-name="T12"/></text:p>
      <text:p text:style-name="P36" loext:marker-style-name="T12"><text:span text:style-name="T12">В ней содержится два поля:</text:span><text:span text:style-name="T12"/></text:p>
      <text:p text:style-name="P36" loext:marker-style-name="T12"><text:span text:style-name="T12">int* data — указатель на массив целых чисел, где будут храниться элементы последовательности.</text:span><text:span text:style-name="T12"/></text:p>
      <text:p text:style-name="P36" loext:marker-style-name="T12"><text:span text:style-name="T12">int length — длина массива, то есть количество элементов в последовательности.</text:span><text:span text:style-name="T12"/></text:p>
      <text:p text:style-name="P36" loext:marker-style-name="T12"><text:span text:style-name="T12">CountResult: Структура для хранения результатов подсчета элементов последовательности, содержащая три поля: </text:span><text:span text:style-name="T12"/></text:p>
      <text:p text:style-name="P36" loext:marker-style-name="T12"><text:span text:style-name="T12">positiveCount: количество положительных чисел. </text:span><text:span text:style-name="T12"/></text:p>
      <text:p text:style-name="P36" loext:marker-style-name="T12"><text:span text:style-name="T12">negativeCount: количество отрицательных чисел. </text:span><text:span text:style-name="T12"/></text:p>
      <text:p text:style-name="P36" loext:marker-style-name="T12"><text:span text:style-name="T12">zeroCount: количество нулей.</text:span><text:span text:style-name="T12"/></text:p>
      <text:p text:style-name="P35" loext:marker-style-name="T12"><text:span text:style-name="T12">2. Функции </text:span><text:span text:style-name="T12"/></text:p>
      <text:p text:style-name="P36" loext:marker-style-name="T12"><text:span text:style-name="T12">createSequence: Функция для создания и инициализации структуры Sequence. Она выделяет память для массива и устанавливает его длину. </text:span><text:span text:style-name="T12"/></text:p>
      <text:p text:style-name="P36" loext:marker-style-name="T12"><text:span text:style-name="T12">freeSequence: Функция для освобождения выделенной памяти, как для массива, так и для самой структуры Sequence. </text:span><text:span text:style-name="T12"/></text:p>
      <text:p text:style-name="P36" loext:marker-style-name="T12"><text:span text:style-name="T12">setElement: Функция для установки значения элемента в последовательности по заданному индексу. Она проверяет корректность индекса перед записью. getElement: Функция для получения значения элемента по индексу. Если индекс некорректен, возвращает 0. </text:span><text:span text:style-name="T12"/></text:p>
      <text:p text:style-name="P36" loext:marker-style-name="T12"><text:span text:style-name="T12">countElements: Функция, которая проходит по всем элементам последовательности и подсчитывает количество положительных, отрицательных и нулевых значений.</text:span><text:span text:style-name="T12"/></text:p>
      <text:p text:style-name="P35" loext:marker-style-name="T12"><text:span text:style-name="T12">3. Основная функция </text:span><text:span text:style-name="T12"/></text:p>
      <text:p text:style-name="P36" loext:marker-style-name="T12"><text:span text:style-name="T12">В main происходит взаимодействие с пользователем: программа запрашивает у пользователя размер массива, проверяет корректность ввода и затем запрашивает элементы массива. </text:span><text:span text:style-name="T12"/></text:p>
      <text:p text:style-name="P36" loext:marker-style-name="T12"><text:span text:style-name="T12">После ввода элементов вызывается функция countElements, результаты которой выводятся на экран. </text:span><text:span text:style-name="T12"/></text:p>
      <text:p text:style-name="P36" loext:marker-style-name="T12"><text:span text:style-name="T12">В конце освобождаются ресурсы, выделенные под массив и структуру.</text:span><text:span text:style-name="T12"/></text:p>
      <text:p text:style-name="P35" loext:marker-style-name="T12"><text:span text:style-name="T12">4. Поток выполнения </text:span><text:span text:style-name="T12"/></text:p>
      <text:p text:style-name="P36" loext:marker-style-name="T12"><text:span text:style-name="T12">Программа начинается с запроса размера массива у пользователя. </text:span><text:span text:style-name="T12"/></text:p>
      <text:p text:style-name="P36" loext:marker-style-name="T12"><text:span text:style-name="T12">Затем она создает структуру Sequence и запрашивает элементы, которые пользователь хочет добавить в массив. </text:span><text:span text:style-name="T12"/></text:p>
      <text:p text:style-name="P36" loext:marker-style-name="T12"><text:span text:style-name="T12">После заполнения массива происходит подсчет элементов с помощью функции countElements. </text:span><text:span text:style-name="T12"/></text:p>
      <text:p text:style-name="P36" loext:marker-style-name="T12"><text:span text:style-name="T12">Результаты выводятся на экран, после чего происходит освобождение выделенной памяти.</text:span><text:span text:style-name="T12"/></text:p>
      <text:p text:style-name="P35" loext:marker-style-name="T12"><text:span text:style-name="T12">5. Проверка ошибок </text:span><text:span text:style-name="T12"/></text:p>
      <text:p text:style-name="P35" loext:marker-style-name="T12"><text:soft-page-break/><text:span text:style-name="T12">Ввод размера массива проверяется на положительность. Если ввод некорректен, программа завершает выполнение с сообщением об ошибке. </text:span><text:span text:style-name="T12"/></text:p>
      <text:p text:style-name="P35" loext:marker-style-name="T12"><text:span text:style-name="T12">В функциях setElement и getElement также реализована проверка индексов.</text:span><text:span text:style-name="T12"/></text:p>
      <text:p text:style-name="P3" loext:marker-style-name="T6"><text:span text:style-name="T6">3. Алгоритм обработки</text:span><text:span text:style-name="T6"/></text:p>
      <text:p text:style-name="P4" loext:marker-style-name="T12"/>
      <text:p text:style-name="P32" loext:marker-style-name="T12"><text:span text:style-name="T12">Алгоритм обработки для поиска </text:span>количество отрицательных, положительных и нулевых элементов<text:span text:style-name="T12">:</text:span></text:p>
      <text:p text:style-name="P37" loext:marker-style-name="T12"><text:span text:style-name="T12">1. Импорт библиотек: подключаются стандартные библиотеки для работы с вводом/выводом и управления памятью. </text:span><text:span text:style-name="T12"/></text:p>
      <text:p text:style-name="P5" loext:marker-style-name="T12"><text:span text:style-name="T12">2. Определение структур Sequence: содержит указатель на массив целых чисел (data) и его длину (length). CountResult: содержит три поля для хранения количества положительных, отрицательных и нулевых чисел. </text:span><text:span text:style-name="T12"/></text:p>
      <text:p text:style-name="P5" loext:marker-style-name="T12"><text:span text:style-name="T12">3. Создание последовательности createSequence(int length): выделяет память для структуры Sequence и массива целых чисел. Инициализирует длину массива. возвращает указатель на созданную структуру. </text:span><text:span text:style-name="T12"/></text:p>
      <text:p text:style-name="P5" loext:marker-style-name="T14"><text:span text:style-name="T14">4. </text:span><text:span text:style-name="T12">Освобождение</text:span><text:span text:style-name="T14"> </text:span><text:span text:style-name="T12">памяти</text:span><text:span text:style-name="T14"> freeSequence(Sequence* sequence): </text:span></text:p>
      <text:p text:style-name="P6" loext:marker-style-name="T12"><text:span text:style-name="T12">Освобождает память, выделенную под массив и саму структуру Sequence. </text:span><text:span text:style-name="T12"/></text:p>
      <text:p text:style-name="P6" loext:marker-style-name="T12"><text:span text:style-name="T12">5. Добавление элемента setElement(Sequence* sequence, int index, int value): Проверяет, находится ли индекс в допустимом диапазоне (от 0 до length - 1). Если индекс корректен, устанавливает значение элемента в массиве по заданному индексу. </text:span><text:span text:style-name="T12"/></text:p>
      <text:p text:style-name="P6" loext:marker-style-name="T12"><text:span text:style-name="T12">6. Получение элемента getElement(Sequence* sequence, int index): Проверяет корректность индекса. Если индекс корректен, возвращает значение элемента; в противном случае возвращает 0. </text:span><text:span text:style-name="T12"/></text:p>
      <text:p text:style-name="P6" loext:marker-style-name="T12"><text:span text:style-name="T12">7. Подсчет элементов countElements(Sequence* sequence): Инициализирует структуру CountResult с нулевыми значениями. Проходит по каждому элементу массива с помощью цикла: получает значение элемента через getElement. Увеличивает соответствующий счетчик в зависимости от значения (положительное, отрицательное или ноль). Возвращает структуру с результатами подсчета. </text:span><text:span text:style-name="T12"/></text:p>
      <text:p text:style-name="P6" loext:marker-style-name="T12"><text:span text:style-name="T12">8. Основная функция запрашивает у пользователя размер массива и проверяет его на положительность. Создает структуру Sequence с заданной длиной. Запрашивает у пользователя элементы массива и добавляет их в последовательность с помощью функции setElement. Вызывает функцию countElements для подсчета количества положительных, отрицательных и нулевых элементов. Выводит результаты на экран. Освобождает выделенные ресурсы с помощью freeSequence. </text:span><text:span text:style-name="T12"/></text:p>
      <text:p text:style-name="P6" loext:marker-style-name="T12"><text:span text:style-name="T12">9. Поток выполнения программы </text:span><text:span text:style-name="T12"/></text:p>
      <text:p text:style-name="P6" loext:marker-style-name="T12"><text:span text:style-name="T12">9.1. Пользователь вводит размер массива. </text:span><text:span text:style-name="T12"/></text:p>
      <text:p text:style-name="P6" loext:marker-style-name="T12"><text:span text:style-name="T12">9.2. Программа создает массив и запрашивает у пользователя значения для каждого элемента. </text:span><text:span text:style-name="T12"/></text:p>
      <text:p text:style-name="P6" loext:marker-style-name="T12"><text:span text:style-name="T12">9.3. После заполнения массива программа подсчитывает количество положительных, отрицательных и нулевых значений. </text:span><text:span text:style-name="T12"/></text:p>
      <text:p text:style-name="P6" loext:marker-style-name="T12"><text:span text:style-name="T12">9.4. Результаты выводятся на экран. </text:span><text:span text:style-name="T12"/></text:p>
      <text:p text:style-name="P6" loext:marker-style-name="T12"><text:span text:style-name="T12">9.5. Программа освобождает выделенные ресурсы и завершает выполнение.</text:span><text:span text:style-name="T12"/></text:p>
      <text:p text:style-name="P10" loext:marker-style-name="T8"><text:span text:style-name="T8">Приложение</text:span><text:span text:style-name="T8"/></text:p>
      <text:p text:style-name="P38" loext:marker-style-name="T14"><text:span text:style-name="T14">#include &lt;stdio.h&gt; </text:span><text:span text:style-name="T14"/></text:p>
      <text:p text:style-name="P38" loext:marker-style-name="T14"><text:span text:style-name="T14">#include &lt;stdlib.h&gt; </text:span><text:span text:style-name="T14"/></text:p>
      <text:p text:style-name="P39" loext:marker-style-name="T14"/>
      <text:p text:style-name="P38" loext:marker-style-name="T12"><text:span text:style-name="T12">// Определение структуры для последовательности </text:span><text:span text:style-name="T12"/></text:p>
      <text:p text:style-name="P38" loext:marker-style-name="T12"><text:soft-page-break/><text:span text:style-name="T14">typedef</text:span><text:span text:style-name="T12"> </text:span><text:span text:style-name="T14">struct</text:span><text:span text:style-name="T12"> { </text:span></text:p>
      <text:p text:style-name="P38" loext:marker-style-name="T12"><text:span text:style-name="T12"><text:s text:c="4"/></text:span><text:span text:style-name="T14">int</text:span><text:span text:style-name="T12">* </text:span><text:span text:style-name="T14">data</text:span><text:span text:style-name="T12">; <text:s text:c="2"/>// Массив целых чисел </text:span></text:p>
      <text:p text:style-name="P38" loext:marker-style-name="T12"><text:span text:style-name="T12"><text:s text:c="4"/></text:span><text:span text:style-name="T14">int</text:span><text:span text:style-name="T12"> </text:span><text:span text:style-name="T14">length</text:span><text:span text:style-name="T12">; <text:s/>// Длина массива </text:span></text:p>
      <text:p text:style-name="P38" loext:marker-style-name="T12"><text:span text:style-name="T12">} </text:span><text:span text:style-name="T14">Sequence</text:span><text:span text:style-name="T12">; </text:span></text:p>
      <text:p text:style-name="P29" loext:marker-style-name="T12"/>
      <text:p text:style-name="P38" loext:marker-style-name="T12"><text:span text:style-name="T12">// Функции для работы с последовательностью </text:span><text:span text:style-name="T12"/></text:p>
      <text:p text:style-name="P38" loext:marker-style-name="T14"><text:span text:style-name="T14">Sequence* createSequence(int length) { </text:span><text:span text:style-name="T14"/></text:p>
      <text:p text:style-name="P38" loext:marker-style-name="T14"><text:span text:style-name="T14"><text:s text:c="4"/>Sequence* sequence = (Sequence*)malloc(sizeof(Sequence)); </text:span><text:span text:style-name="T14"/></text:p>
      <text:p text:style-name="P38" loext:marker-style-name="T14"><text:span text:style-name="T14"><text:s text:c="4"/>sequence-&gt;data = (int*)malloc(length * sizeof(int)); </text:span><text:span text:style-name="T14"/></text:p>
      <text:p text:style-name="P38" loext:marker-style-name="T14"><text:span text:style-name="T14"><text:s text:c="4"/>sequence-&gt;length = length; </text:span><text:span text:style-name="T14"/></text:p>
      <text:p text:style-name="P38" loext:marker-style-name="T14"><text:span text:style-name="T14"><text:s text:c="4"/>return sequence; </text:span><text:span text:style-name="T14"/></text:p>
      <text:p text:style-name="P38" loext:marker-style-name="T14"><text:span text:style-name="T14">} </text:span><text:span text:style-name="T14"/></text:p>
      <text:p text:style-name="P39" loext:marker-style-name="T14"/>
      <text:p text:style-name="P38" loext:marker-style-name="T14"><text:span text:style-name="T14">void freeSequence(Sequence* sequence) { </text:span><text:span text:style-name="T14"/></text:p>
      <text:p text:style-name="P38" loext:marker-style-name="T14"><text:span text:style-name="T14"><text:s text:c="4"/>free(sequence-&gt;data); </text:span><text:span text:style-name="T14"/></text:p>
      <text:p text:style-name="P38" loext:marker-style-name="T12"><text:span text:style-name="T14"><text:s text:c="4"/>free</text:span><text:span text:style-name="T12">(</text:span><text:span text:style-name="T14">sequence</text:span><text:span text:style-name="T12">); </text:span></text:p>
      <text:p text:style-name="P38" loext:marker-style-name="T12"><text:span text:style-name="T12">} </text:span><text:span text:style-name="T12"/></text:p>
      <text:p text:style-name="P29" loext:marker-style-name="T12"/>
      <text:p text:style-name="P38" loext:marker-style-name="T12"><text:span text:style-name="T12">// Функция для добавления элемента в последовательность</text:span><text:span text:style-name="T12"/></text:p>
      <text:p text:style-name="P38" loext:marker-style-name="T14"><text:span text:style-name="T14">void setElement(Sequence* sequence, int index, int value) {</text:span><text:span text:style-name="T14"/></text:p>
      <text:p text:style-name="P38" loext:marker-style-name="T14"><text:span text:style-name="T14"><text:s text:c="4"/>if (index &gt;= 0 &amp;&amp; index &lt; sequence-&gt;length) {</text:span><text:span text:style-name="T14"/></text:p>
      <text:p text:style-name="P38" loext:marker-style-name="T12"><text:span text:style-name="T14"><text:s text:c="8"/>sequence</text:span><text:span text:style-name="T12">-&gt;</text:span><text:span text:style-name="T14">data</text:span><text:span text:style-name="T12">[</text:span><text:span text:style-name="T14">index</text:span><text:span text:style-name="T12">] = </text:span><text:span text:style-name="T14">value</text:span><text:span text:style-name="T12">;</text:span></text:p>
      <text:p text:style-name="P38" loext:marker-style-name="T12"><text:span text:style-name="T12"><text:s text:c="4"/>}</text:span><text:span text:style-name="T12"/></text:p>
      <text:p text:style-name="P38" loext:marker-style-name="T12"><text:span text:style-name="T12">}</text:span><text:span text:style-name="T12"/></text:p>
      <text:p text:style-name="P29" loext:marker-style-name="T12"/>
      <text:p text:style-name="P38" loext:marker-style-name="T12"><text:span text:style-name="T12">// Функция для получения элемента последовательности</text:span><text:span text:style-name="T12"/></text:p>
      <text:p text:style-name="P38" loext:marker-style-name="T14"><text:span text:style-name="T14">int getElement(Sequence* sequence, int index) {</text:span><text:span text:style-name="T14"/></text:p>
      <text:p text:style-name="P38" loext:marker-style-name="T14"><text:span text:style-name="T14"><text:s text:c="4"/>if (index &gt;= 0 &amp;&amp; index &lt; sequence-&gt;length) {</text:span><text:span text:style-name="T14"/></text:p>
      <text:p text:style-name="P38" loext:marker-style-name="T12"><text:span text:style-name="T14"><text:s text:c="8"/>return</text:span><text:span text:style-name="T12"> </text:span><text:span text:style-name="T14">sequence</text:span><text:span text:style-name="T12">-&gt;</text:span><text:span text:style-name="T14">data</text:span><text:span text:style-name="T12">[</text:span><text:span text:style-name="T14">index</text:span><text:span text:style-name="T12">];</text:span></text:p>
      <text:p text:style-name="P38" loext:marker-style-name="T12"><text:span text:style-name="T12"><text:s text:c="4"/>}</text:span><text:span text:style-name="T12"/></text:p>
      <text:p text:style-name="P38" loext:marker-style-name="T12"><text:span text:style-name="T12"><text:s text:c="4"/></text:span><text:span text:style-name="T14">return</text:span><text:span text:style-name="T12"> 0; // Возвращаем 0 в случае неверного индекса</text:span></text:p>
      <text:p text:style-name="P38" loext:marker-style-name="T12"><text:span text:style-name="T12">}</text:span><text:span text:style-name="T12"/></text:p>
      <text:p text:style-name="P29" loext:marker-style-name="T12"/>
      <text:p text:style-name="P38" loext:marker-style-name="T12"><text:span text:style-name="T12">// Структура для хранения результатов подсчета</text:span><text:span text:style-name="T12"/></text:p>
      <text:p text:style-name="P38" loext:marker-style-name="T12"><text:span text:style-name="T14">typedef</text:span><text:span text:style-name="T12"> </text:span><text:span text:style-name="T14">struct</text:span><text:span text:style-name="T12"> {</text:span></text:p>
      <text:p text:style-name="P38" loext:marker-style-name="T14"><text:span text:style-name="T12"><text:s text:c="4"/></text:span><text:span text:style-name="T14">int positiveCount;</text:span></text:p>
      <text:p text:style-name="P38" loext:marker-style-name="T14"><text:span text:style-name="T14"><text:s text:c="4"/>int negativeCount;</text:span><text:span text:style-name="T14"/></text:p>
      <text:p text:style-name="P38" loext:marker-style-name="T14"><text:span text:style-name="T14"><text:s text:c="4"/>int zeroCount;</text:span><text:span text:style-name="T14"/></text:p>
      <text:p text:style-name="P38" loext:marker-style-name="T14"><text:span text:style-name="T14">} CountResult;</text:span><text:span text:style-name="T14"/></text:p>
      <text:p text:style-name="P39" loext:marker-style-name="T14"/>
      <text:p text:style-name="P38" loext:marker-style-name="T14"><text:span text:style-name="T14">// Функция для подсчета элементов</text:span><text:span text:style-name="T14"/></text:p>
      <text:p text:style-name="P38" loext:marker-style-name="T14"><text:span text:style-name="T14">CountResult countElements(Sequence* sequence) { </text:span><text:span text:style-name="T14"/></text:p>
      <text:p text:style-name="P38" loext:marker-style-name="T14"><text:span text:style-name="T14"><text:s text:c="4"/>CountResult result = {0, 0, 0}; </text:span><text:span text:style-name="T14"/></text:p>
      <text:p text:style-name="P39" loext:marker-style-name="T14"/>
      <text:p text:style-name="P38" loext:marker-style-name="T14"><text:span text:style-name="T14"><text:s text:c="4"/>for (int i = 0; i &lt; sequence-&gt;length; i++) { </text:span><text:span text:style-name="T14"/></text:p>
      <text:p text:style-name="P38" loext:marker-style-name="T14"><text:span text:style-name="T14"><text:s text:c="8"/>int value = getElement(sequence, i);</text:span><text:span text:style-name="T14"/></text:p>
      <text:p text:style-name="P38" loext:marker-style-name="T14"><text:span text:style-name="T14"><text:s text:c="8"/>if (value &gt; 0) { </text:span><text:span text:style-name="T14"/></text:p>
      <text:p text:style-name="P38" loext:marker-style-name="T14"><text:soft-page-break/><text:span text:style-name="T14"><text:s text:c="12"/>result.positiveCount++; </text:span><text:span text:style-name="T14"/></text:p>
      <text:p text:style-name="P38" loext:marker-style-name="T14"><text:span text:style-name="T14"><text:s text:c="8"/>} else if (value &lt; 0) { </text:span><text:span text:style-name="T14"/></text:p>
      <text:p text:style-name="P38" loext:marker-style-name="T14"><text:span text:style-name="T14"><text:s text:c="12"/>result.negativeCount++; </text:span><text:span text:style-name="T14"/></text:p>
      <text:p text:style-name="P38" loext:marker-style-name="T14"><text:span text:style-name="T14"><text:s text:c="8"/>} else { </text:span><text:span text:style-name="T14"/></text:p>
      <text:p text:style-name="P38" loext:marker-style-name="T14"><text:span text:style-name="T14"><text:s text:c="12"/>result.zeroCount++; </text:span><text:span text:style-name="T14"/></text:p>
      <text:p text:style-name="P38" loext:marker-style-name="T14"><text:span text:style-name="T14"><text:s text:c="8"/>} </text:span><text:span text:style-name="T14"/></text:p>
      <text:p text:style-name="P38" loext:marker-style-name="T14"><text:span text:style-name="T14"><text:s text:c="4"/>} </text:span><text:span text:style-name="T14"/></text:p>
      <text:p text:style-name="P39" loext:marker-style-name="T14"/>
      <text:p text:style-name="P38" loext:marker-style-name="T14"><text:span text:style-name="T14"><text:s text:c="4"/>return result; </text:span><text:span text:style-name="T14"/></text:p>
      <text:p text:style-name="P38" loext:marker-style-name="T14"><text:span text:style-name="T14">} </text:span><text:span text:style-name="T14"/></text:p>
      <text:p text:style-name="P39" loext:marker-style-name="T14"/>
      <text:p text:style-name="P38" loext:marker-style-name="T14"><text:span text:style-name="T14">// Основная функция </text:span><text:span text:style-name="T14"/></text:p>
      <text:p text:style-name="P38" loext:marker-style-name="T14"><text:span text:style-name="T14">int main() { </text:span><text:span text:style-name="T14"/></text:p>
      <text:p text:style-name="P38" loext:marker-style-name="T12"><text:span text:style-name="T14"><text:s text:c="4"/>int</text:span><text:span text:style-name="T12"> </text:span><text:span text:style-name="T14">length</text:span><text:span text:style-name="T12">; </text:span></text:p>
      <text:p text:style-name="P29" loext:marker-style-name="T12"/>
      <text:p text:style-name="P38" loext:marker-style-name="T12"><text:span text:style-name="T12"><text:s text:c="4"/></text:span><text:span text:style-name="T14">printf</text:span><text:span text:style-name="T12">("Введите размер массива: "); </text:span></text:p>
      <text:p text:style-name="P38" loext:marker-style-name="T14"><text:span text:style-name="T12"><text:s text:c="4"/></text:span><text:span text:style-name="T14">scanf("%d", &amp;length); </text:span></text:p>
      <text:p text:style-name="P39" loext:marker-style-name="T14"/>
      <text:p text:style-name="P38" loext:marker-style-name="T14"><text:span text:style-name="T14"><text:s text:c="4"/>Sequence* sequence = createSequence(length); </text:span><text:span text:style-name="T14"/></text:p>
      <text:p text:style-name="P39" loext:marker-style-name="T14"/>
      <text:p text:style-name="P38" loext:marker-style-name="T12"><text:span text:style-name="T14"><text:s text:c="4"/>printf</text:span><text:span text:style-name="T12">("Введите элементы массива:</text:span><text:span text:style-name="T14">n</text:span><text:span text:style-name="T12">"); </text:span></text:p>
      <text:p text:style-name="P38" loext:marker-style-name="T14"><text:span text:style-name="T12"><text:s text:c="4"/></text:span><text:span text:style-name="T14">for (int i = 0; i &lt; sequence-&gt;length; i++) { </text:span></text:p>
      <text:p text:style-name="P38" loext:marker-style-name="T14"><text:span text:style-name="T14"><text:s text:c="8"/>int value;</text:span><text:span text:style-name="T14"/></text:p>
      <text:p text:style-name="P38" loext:marker-style-name="T14"><text:span text:style-name="T14"><text:s text:c="8"/>scanf("%d", &amp;value);</text:span><text:span text:style-name="T14"/></text:p>
      <text:p text:style-name="P38" loext:marker-style-name="T12"><text:span text:style-name="T14"><text:s text:c="8"/>setElement</text:span><text:span text:style-name="T12">(</text:span><text:span text:style-name="T14">sequence</text:span><text:span text:style-name="T12">, </text:span><text:span text:style-name="T14">i</text:span><text:span text:style-name="T12">, </text:span><text:span text:style-name="T14">value</text:span><text:span text:style-name="T12">); // Используем функцию для добавления элемента</text:span></text:p>
      <text:p text:style-name="P38" loext:marker-style-name="T14"><text:span text:style-name="T12"><text:s text:c="4"/></text:span><text:span text:style-name="T14">} </text:span></text:p>
      <text:p text:style-name="P39" loext:marker-style-name="T14"/>
      <text:p text:style-name="P38" loext:marker-style-name="T14"><text:span text:style-name="T14"><text:s text:c="4"/>CountResult result = countElements(sequence); // Подсчет элементов </text:span><text:span text:style-name="T14"/></text:p>
      <text:p text:style-name="P39" loext:marker-style-name="T14"/>
      <text:p text:style-name="P38" loext:marker-style-name="T12"><text:span text:style-name="T14"><text:s text:c="4"/></text:span><text:span text:style-name="T12">// Вывод результатов</text:span></text:p>
      <text:p text:style-name="P38" loext:marker-style-name="T12"><text:span text:style-name="T12"><text:s text:c="4"/></text:span><text:span text:style-name="T14">printf</text:span><text:span text:style-name="T12">("Положительных: %</text:span><text:span text:style-name="T14">dn</text:span><text:span text:style-name="T12">", </text:span><text:span text:style-name="T14">result</text:span><text:span text:style-name="T12">.</text:span><text:span text:style-name="T14">positiveCount</text:span><text:span text:style-name="T12">); </text:span></text:p>
      <text:p text:style-name="P38" loext:marker-style-name="T14"><text:span text:style-name="T12"><text:s text:c="4"/></text:span><text:span text:style-name="T14">printf("Отрицательных: %dn", result.negativeCount); </text:span></text:p>
      <text:p text:style-name="P38" loext:marker-style-name="T14"><text:span text:style-name="T14"><text:s text:c="4"/>printf("Нулевых: %dn", result.zeroCount); </text:span><text:span text:style-name="T14"/></text:p>
      <text:p text:style-name="P39" loext:marker-style-name="T14"/>
      <text:p text:style-name="P38" loext:marker-style-name="T14"><text:span text:style-name="T14"><text:s text:c="4"/>freeSequence(sequence); // Освобождение ресурсов </text:span><text:span text:style-name="T14"/></text:p>
      <text:p text:style-name="P38" loext:marker-style-name="T14"><text:span text:style-name="T14"><text:s text:c="4"/>return 0; </text:span><text:span text:style-name="T14"/></text:p>
      <text:p text:style-name="P38" loext:marker-style-name="T7"><text:span text:style-name="T14">}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letter-kerning="false" style:font-size-asian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4pt" style:letter-kerning="false" style:font-size-asian="14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4pt" style:letter-kerning="false" style:font-size-asian="14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3937in" fo:margin-bottom="0.4917in" fo:margin-left="0.5909in" fo:margin-right="0.5902in" style:writing-mode="lr-tb" style:layout-grid-color="#c0c0c0" style:layout-grid-lines="40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егор корнилов</meta:initial-creator>
    <meta:editing-cycles>16</meta:editing-cycles>
    <meta:creation-date>2024-09-14T09:58:00</meta:creation-date>
    <dc:date>2024-11-04T19:14:04.031605377</dc:date>
    <meta:editing-duration>PT8H55M41S</meta:editing-duration>
    <meta:generator>LibreOffice/24.2.6.2$Linux_X86_64 LibreOffice_project/420$Build-2</meta:generator>
    <meta:document-statistic meta:table-count="0" meta:image-count="0" meta:object-count="0" meta:page-count="8" meta:paragraph-count="144" meta:word-count="961" meta:character-count="8326" meta:non-whitespace-character-count="7106"/>
    <meta:user-defined meta:name="AppVersion">16.0000</meta:user-defined>
    <meta:template xlink:type="simple" xlink:actuate="onRequest" xlink:title="Normal" xlink:href=""/>
  </office:meta>
</office:document-meta>
</file>